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661" officeooo:paragraph-rsid="0013a661"/>
    </style:style>
    <style:style style:name="P2" style:family="paragraph" style:parent-style-name="Standard">
      <style:text-properties officeooo:rsid="0013a661" officeooo:paragraph-rsid="0023922e"/>
    </style:style>
    <style:style style:name="P3" style:family="paragraph" style:parent-style-name="Standard">
      <style:text-properties officeooo:rsid="00144c82" officeooo:paragraph-rsid="00144c82"/>
    </style:style>
    <style:style style:name="P4" style:family="paragraph" style:parent-style-name="Standard">
      <style:text-properties officeooo:rsid="0015dfa4" officeooo:paragraph-rsid="001b5efc"/>
    </style:style>
    <style:style style:name="P5" style:family="paragraph" style:parent-style-name="Standard">
      <style:text-properties officeooo:rsid="0017a881" officeooo:paragraph-rsid="0017a881"/>
    </style:style>
    <style:style style:name="T1" style:family="text">
      <style:text-properties officeooo:rsid="0015dfa4"/>
    </style:style>
    <style:style style:name="T2" style:family="text">
      <style:text-properties officeooo:rsid="0017a881"/>
    </style:style>
    <style:style style:name="T3" style:family="text">
      <style:text-properties officeooo:rsid="0017e00d"/>
    </style:style>
    <style:style style:name="T4" style:family="text">
      <style:text-properties officeooo:rsid="00180ff4"/>
    </style:style>
    <style:style style:name="T5" style:family="text">
      <style:text-properties officeooo:rsid="001b5efc"/>
    </style:style>
    <style:style style:name="T6" style:family="text">
      <style:text-properties officeooo:rsid="001d94b3"/>
    </style:style>
    <style:style style:name="T7" style:family="text">
      <style:text-properties officeooo:rsid="001f70f6"/>
    </style:style>
    <style:style style:name="T8" style:family="text">
      <style:text-properties style:text-position="super 58%" officeooo:rsid="001d94b3"/>
    </style:style>
    <style:style style:name="T9" style:family="text">
      <style:text-properties officeooo:rsid="00220c0d"/>
    </style:style>
    <style:style style:name="T10" style:family="text">
      <style:text-properties officeooo:rsid="0024db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ar Graduate <text:span text:style-name="T3">Committee</text:span>,</text:p>
      <text:p text:style-name="P5"/>
      <text:p text:style-name="P4">I am writing to express <text:span text:style-name="T5">my </text:span>interest in the MA of Art History at Concordia. <text:s/><text:span text:style-name="T5">I wish to pursue graduate studies in a program known for rigorous academics, a sensibility for cultural issues in Canada, and faculty who contribute dynamic, relevant work, located in a vibrant community. <text:s/>Due to these attributes, Concordia is my choice to prepare myself academically for research in the arts.</text:span></text:p>
      <text:p text:style-name="P4"/>
      <text:p text:style-name="P4">During my undergrad I focused on studio art, but my <text:span text:style-name="T3">work</text:span> <text:span text:style-name="T3">often reflected</text:span> research and theoretical debates I was encountering i<text:span text:style-name="T6">n </text:span>electives from other departments, such as <text:span text:style-name="T6">art history,</text:span> <text:span text:style-name="T2">m</text:span>usic <text:span text:style-name="T2">h</text:span>istory, Canadian <text:span text:style-name="T2">r</text:span>ural <text:span text:style-name="T2">d</text:span>evelopment, <text:span text:style-name="T6">and d</text:span>evelopmental <text:span text:style-name="T2">p</text:span>sychology.<text:span text:style-name="T4"> <text:s/>In my third year I studied abroad at Bezalel Academy of Art and Design in Jerusalem, Israel. <text:s/>It was exciting to witness artists and curators investing themselves boldly in creating inter-cultural dialogues. <text:s/>In my fourth year, I gave a presentation on Primitivism and Emily Carr, which revealed my research aptitude and prompted Cathy Mattes, an alumnus of the MA Art History program, to offer me position as research assistant for my final year at Brandon University. <text:s/>In this position, I was exposed to her community-focused research methods, helped her organize events such as Walking with Our Sisters, and gained first-hand knowledge about curating and archiving. <text:s/>Previously, I was exposed to arts administration and education as summer assistant to Joan Trott of the Mid-West Arts Centre, where I led a children's art program for three consecutive summers. <text:s/></text:span></text:p>
      <text:p text:style-name="P1"/>
      <text:p text:style-name="P2">A common theme in my interests during undergrad is how <text:span text:style-name="T10">art movements</text:span> correspond to <text:span text:style-name="T7">paradigm shifts </text:span>in science, philosophy, politics and economics as well as literature and music. <text:span text:style-name="T6"><text:s/>Emily Carr's search for spirituality, which combined Protestantism theology, theosophy, transcendentalist philosophy, and Indigenous spirituality in 19</text:span><text:span text:style-name="T8">th</text:span><text:span text:style-name="T6"> c. <text:s/>Victoria, was symptomatic of trends of meshing cultures which I argue led to primitivism in Canadian expressionism, as understood by the Group of Seven, in particular Lawren Harris. <text:s/>In Rural Development elective, I wrote on settler-relations of Ukrainian Immigration on First Nations communities throughout the 19</text:span><text:span text:style-name="T8">th</text:span><text:span text:style-name="T6"> century. <text:s/>Theorists who have influenced me include Hal Foster and Martin Jay. <text:s/>Foster 's essays in “Compulsive Beauty” examined surrealism through the literary and philosophical lens of psychoanalysis, while Martin Jay's essay on the technological development of perspective, optical devices influenced the “Scopic Regimes” of perspective. <text:s/>Both writers examine literature and scientific historical sources to create an argument about an art movement.</text:span></text:p>
      <text:p text:style-name="P1"/>
      <text:p text:style-name="P3"><text:span text:style-name="T9">Research </text:span>from other <text:span text:style-name="T9">disciplines can</text:span> contribute much to our understanding of <text:span text:style-name="T10">art</text:span> history and current attitudes in society. <text:s/><text:span text:style-name="T1">My diverse background in multiple disciplines allowed me to understand what other theoretical writing can offer to art history. <text:s/>The research of Kristina Huneault interests me in bringing multiple angles to theoretical questions. <text:s/>I would like to bring this interest into researching female Canadian artists and how religious trends played a part in their expressions. <text:s/>An MA in Art History will solidify my background to be able to develop new models to illustrate historical movements and to discuss trends and shifts of focus in contemporary art to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3:14:54.800000000</meta:creation-date>
    <dc:date>2016-12-17T10:21:31.592000000</dc:date>
    <meta:editing-duration>P4DT3H36M7S</meta:editing-duration>
    <meta:editing-cycles>4</meta:editing-cycles>
    <meta:generator>LibreOffice/4.3.5.2$Windows_x86 LibreOffice_project/3a87456aaa6a95c63eea1c1b3201acedf0751bd5</meta:generator>
    <meta:document-statistic meta:table-count="0" meta:image-count="0" meta:object-count="0" meta:page-count="1" meta:paragraph-count="5" meta:word-count="499" meta:character-count="3316" meta:non-whitespace-character-count="2803"/>
  </office:meta>
</office:document-meta>
</file>